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caf" officeooo:paragraph-rsid="0005bcaf"/>
    </style:style>
    <style:style style:name="P2" style:family="paragraph" style:parent-style-name="Standard">
      <style:text-properties officeooo:rsid="0005bcaf" officeooo:paragraph-rsid="000a0197"/>
    </style:style>
    <style:style style:name="P3" style:family="paragraph" style:parent-style-name="Standard">
      <style:text-properties fo:font-style="italic" officeooo:rsid="0005bcaf" officeooo:paragraph-rsid="0005bcaf" style:font-style-asian="italic" style:font-style-complex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05bcaf" officeooo:paragraph-rsid="0005bcaf" style:font-style-asian="italic" style:font-style-complex="italic"/>
    </style:style>
    <style:style style:name="P5" style:family="paragraph" style:parent-style-name="Standard">
      <style:text-properties fo:font-style="normal" officeooo:rsid="0005bcaf" officeooo:paragraph-rsid="0005bcaf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836e0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italic" style:text-underline-style="non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 : pour homogénéiser, les noms des entités de la table sont tous en Anglais (sauf erreur)</text:p>
      <text:p text:style-name="P1"/>
      <text:p text:style-name="P1">TABLE BEACON ( <text:span text:style-name="T1">codeOACI</text:span>, lon, lat, description )</text:p>
      <text:p text:style-name="P1"/>
      <text:p text:style-name="P2">VIEW AERODROME ( <text:span text:style-name="T1">codeOACI*</text:span><text:span text:style-name="T2">, isConstraint2, isConstraint3, isConstraint4, isConstraint5, isConstraint6, isCorse, isBonus1, isBonus2, isBonus3, isBonus4, isBonus5 )</text:span></text:p>
      <text:p text:style-name="P3"><text:span text:style-name="T2">Remarque : on considère que les contraintes et les bonus sont figés et n’évolueront jamais ! </text:span></text:p>
      <text:p text:style-name="P3"><text:span text:style-name="T2"/></text:p>
      <text:p text:style-name="P3"><text:span text:style-name="T2">Rappel : une VIEW est calculée à partir de données de tables et d’</text:span><text:span text:style-name="T3">autres</text:span><text:span text:style-name="T2"> views</text:span></text:p>
      <text:p text:style-name="P5"><text:span text:style-name="T2"/></text:p>
      <text:p text:style-name="P5"><text:span text:style-name="T2">TABLE FLIGHT ( </text:span><text:span text:style-name="T1">idFlight</text:span><text:span text:style-name="T2">, nameTeam, AircraftNumber, loginUser )</text:span></text:p>
      <text:p text:style-name="P5"><text:span text:style-name="T2"/></text:p>
      <text:p text:style-name="P5"><text:span text:style-name="T2">VIEW FLIGHT_ENRICHED ( </text:span><text:span text:style-name="T1">idFlight*</text:span><text:span text:style-name="T2">, nbConstraintSatisfied, nbBonuses, totalDistance, firstBeacon, lastBeacon )</text:span></text:p>
      <text:p text:style-name="P5"><text:span text:style-name="T2"/></text:p>
      <text:p text:style-name="P5"><text:span text:style-name="T2">TABLE NAVPOINT ( </text:span><text:span text:style-name="T1">codeOACI*, idFlight*</text:span><text:span text:style-name="T2">, datetimePoint, </text:span><text:span text:style-name="T6">noOrder </text:span><text:span text:style-name="T2">/* ?? calculated*/ )</text:span></text:p>
      <text:p text:style-name="P5"><text:span text:style-name="T2"/></text:p>
      <text:p text:style-name="P5"><text:span text:style-name="T2">TABLE USER ( </text:span><text:span text:style-name="T1">login</text:span><text:span text:style-name="T2">, passwd, isAdmin ) </text:span></text:p>
      <text:p text:style-name="P3"><text:span text:style-name="T2">Rappel : 3 niveaux de droits ; admin=peut tout faire, authenticated_user = peut créer des vols et gérer ses vols, anonymous_user = peut visualiser les vols et statistiques</text:span></text:p>
      <text:p text:style-name="P3"><text:span text:style-name="T4"/></text:p>
      <text:p text:style-name="P3"><text:span text:style-name="T4">TABLE MAP_AREA ( </text:span><text:span text:style-name="T5">no_zone</text:span><text:span text:style-name="T4"> ) /* no_zone € {1..7} */</text:span></text:p>
      <text:p text:style-name="P3"><text:span text:style-name="T4"/></text:p>
      <text:p text:style-name="P3"><text:span text:style-name="T4">TABLE METAR( </text:span><text:span text:style-name="T5">idMetar</text:span><text:span text:style-name="T4">, no_zone*, windSpeed /* positive */, windDirection /* 0..360 */, datetimeMetar )</text:span></text:p>
      <text:p text:style-name="P3"><text:span text:style-name="T4"/></text:p>
      <text:p text:style-name="P4">Formes Normales :</text:p>
      <text:p text:style-name="P4"><text:span text:style-name="T2">FN1 : trivial</text:span></text:p>
      <text:p text:style-name="P4"><text:span text:style-name="T2">FN2 : trivial (seule NAV_POINT est concernée et elle est ok)</text:span></text:p>
      <text:p text:style-name="P4"><text:span text:style-name="T2">FN3 : ok (4 cas validés)</text:span></text:p>
      <text:p text:style-name="P4"><text:span text:style-name="T2">FNBC : ok</text:span></text:p>
      <text:p text:style-name="P4"><text:span text:style-name="T2">FN4 : ok (seule NAV_POINT est concernée)</text:span></text:p>
      <text:p text:style-name="P4"><text:span text:style-name="T2">FN5 : triviale (aucune clef constituée de 3 champs)</text:span></text:p>
      <text:p text:style-name="P4"><text:span text:style-name="T2">FNDC : ok étant donné l’utilisation de vues pour les champs calculés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7:49:05.328753992</meta:creation-date>
    <dc:date>2017-07-15T18:18:09.040218234</dc:date>
    <meta:editing-duration>PT4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14" meta:character-count="1367" meta:non-whitespace-character-count="1171"/>
  </office:meta>
</office:document-meta>
</file>